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FIN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 office:value-type="string">
            <text:p>What was it, "Hyamu Tunnel"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 office:value-type="string">
            <text:p>Let's do our best to make it through altogeth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 Sharu
home safely.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 and the girl from our
class were kidnapped at Lake Oshi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that, don't we have to deliver this
parcel to that Sharu perso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had go to the forest south of Dono
village, and take the exit to the east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 office:value-type="string">
            <text:p>Let's get to Zazabu Port Town and find our
classm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 office:value-type="string">
            <text:p>...I bet you like that kind of voice too, right,
Saotom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 office:value-type="string">
            <text:p>Uh, no. It's nothing, ignore 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bathroom...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 office:value-type="string">
            <text:p>What kind of food was it, I wonder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 office:value-type="string">
            <text:p>Oh well, if it's yummy, it's yummy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 "Ah—, that's right! Before you browse my
wares, I have a totally tasty story for you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 there was all that fuss with the thieves—?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point-card system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 the
thank-you gauge according to the item's price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 and
merchants in exchange for money (ren)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 the
left side, and press 【C】 to purchas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 office:value-type="string">
            <text:p>Occasionally, they will come with a rare item.
 (However, be careful that your inventory isn't
full, or else the item will vanish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4T18:16:09+02:00</meta:creation-date>
    <dc:date>2019-10-24T18:16:0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